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800000069703DC77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7.902cm" fo:margin-left="0cm" fo:margin-top="0cm" fo:margin-bottom="0cm" table:align="left" style:writing-mode="lr-tb"/>
    </style:style>
    <style:style style:name="Tabella1.A" style:family="table-column">
      <style:table-column-properties style:column-width="7.902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ffffff" fo:padding="0.097cm" fo:border="none">
        <style:background-image/>
      </style:table-cell-properties>
    </style:style>
    <style:style style:name="Tabella2" style:family="table">
      <style:table-properties style:width="16.773cm" fo:margin-left="0.011cm" fo:margin-top="0cm" fo:margin-bottom="0cm" table:align="left" style:writing-mode="lr-tb"/>
    </style:style>
    <style:style style:name="Tabella2.A" style:family="table-column">
      <style:table-column-properties style:column-width="8.488cm"/>
    </style:style>
    <style:style style:name="Tabella2.B" style:family="table-column">
      <style:table-column-properties style:column-width="8.283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la3" style:family="table">
      <style:table-properties style:width="16.903cm" fo:margin-left="-0.123cm" fo:margin-top="0cm" fo:margin-bottom="0cm" table:align="left" style:writing-mode="lr-tb"/>
    </style:style>
    <style:style style:name="Tabella3.A" style:family="table-column">
      <style:table-column-properties style:column-width="2.588cm"/>
    </style:style>
    <style:style style:name="Tabella3.B" style:family="table-column">
      <style:table-column-properties style:column-width="14.314cm"/>
    </style:style>
    <style:style style:name="Tabella3.1" style:family="table-row">
      <style:table-row-properties style:min-row-height="1.632cm" fo:keep-together="auto"/>
    </style:style>
    <style:style style:name="Tabella3.A1" style:family="table-cell">
      <style:table-cell-properties fo:background-color="#ffffff" fo:padding-left="0.097cm" fo:padding-right="0.123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ella3.B1" style:family="table-cell">
      <style:table-cell-properties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ella4" style:family="table">
      <style:table-properties style:width="17.748cm" fo:margin-left="-0.132cm" fo:margin-top="0cm" fo:margin-bottom="0cm" table:align="left" style:writing-mode="lr-tb"/>
    </style:style>
    <style:style style:name="Tabella4.A" style:family="table-column">
      <style:table-column-properties style:column-width="8.874cm"/>
    </style:style>
    <style:style style:name="Tabella4.B" style:family="table-column">
      <style:table-column-properties style:column-width="8.872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tyle="normal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1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6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0.25cm" fo:margin-right="0cm" fo:margin-top="0.212cm" fo:margin-bottom="0.212cm" style:contextual-spacing="false" fo:text-indent="0cm" style:auto-text-indent="false">
        <style:tab-stops>
          <style:tab-stop style:position="-2.501cm" style:type="right"/>
        </style:tab-stops>
      </style:paragraph-properties>
    </style:style>
    <style:style style:name="P11" style:family="paragraph" style:parent-style-name="Standard">
      <style:paragraph-properties fo:margin-left="0.25cm" fo:margin-right="0cm" fo:margin-top="0cm" fo:margin-bottom="0cm" style:contextual-spacing="false" fo:text-indent="0cm" style:auto-text-indent="false"/>
      <style:text-properties style:font-name="Arial" fo:font-size="11pt" style:font-size-asian="11pt" style:font-name-complex="Arial1" style:font-size-complex="11pt"/>
    </style:style>
    <style:style style:name="P12" style:family="paragraph" style:parent-style-name="Standard">
      <style:paragraph-properties fo:margin-top="0.847cm" fo:margin-bottom="0.212cm" style:contextual-spacing="false" fo:text-align="justify" style:justify-single-word="false"/>
    </style:style>
    <style:style style:name="P13" style:family="paragraph" style:parent-style-name="Standard">
      <style:paragraph-properties fo:margin-left="0cm" fo:margin-right="0cm" fo:margin-top="0.212cm" fo:margin-bottom="0.212cm" style:contextual-spacing="false" fo:text-align="justify" style:justify-single-word="false" fo:text-indent="0.37cm" style:auto-text-indent="false"/>
    </style:style>
    <style:style style:name="P14" style:family="paragraph" style:parent-style-name="Heading_20_3">
      <style:paragraph-properties fo:margin-left="0.25cm" fo:margin-right="0.501cm" fo:text-align="center" style:justify-single-word="false" fo:text-indent="0cm" style:auto-text-indent="false"/>
    </style:style>
    <style:style style:name="P15" style:family="paragraph" style:parent-style-name="Heading_20_9">
      <style:paragraph-properties fo:margin-left="0.25cm" fo:margin-right="0.501cm" fo:margin-top="0.071cm" fo:margin-bottom="0cm" style:contextual-spacing="false" fo:text-indent="0cm" style:auto-text-indent="false"/>
    </style:style>
    <style:style style:name="P16" style:family="paragraph" style:parent-style-name="List_20_Paragraph" style:list-style-name="WWNum1">
      <style:paragraph-properties fo:margin-left="1cm" fo:margin-right="0cm" fo:margin-top="0cm" fo:margin-bottom="0.212cm" style:contextual-spacing="true" fo:text-align="justify" style:justify-single-word="false" fo:text-indent="-0.635cm" style:auto-text-indent="false"/>
    </style:style>
    <style:style style:name="P17" style:family="paragraph" style:parent-style-name="List_20_Paragraph">
      <style:paragraph-properties fo:margin-left="1cm" fo:margin-right="0cm" fo:margin-top="0cm" fo:margin-bottom="0.212cm" style:contextual-spacing="true" fo:text-align="justify" style:justify-single-word="false" fo:text-indent="0cm" style:auto-text-indent="false"/>
      <style:text-properties style:font-name="Arial" style:font-name-complex="Arial1"/>
    </style:style>
    <style:style style:name="P18" style:family="paragraph" style:parent-style-name="Header">
      <style:paragraph-properties fo:text-align="center" style:justify-single-word="false"/>
    </style:style>
    <style:style style:name="P19" style:family="paragraph" style:parent-style-name="Header">
      <style:paragraph-properties fo:text-align="center" style:justify-single-word="false"/>
      <style:text-properties style:font-name="Liberation Sans" fo:font-size="20pt" officeooo:rsid="000eddb2" officeooo:paragraph-rsid="000eddb2" style:font-size-asian="20pt" style:font-size-complex="20pt"/>
    </style:style>
    <style:style style:name="P20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21" style:family="paragraph" style:parent-style-name="Maschera" style:master-page-name="First_20_Page">
      <style:paragraph-properties fo:line-height="100%" style:page-number="auto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22" style:family="paragraph" style:parent-style-name="WW-Normale_20__28_Web_29_">
      <style:paragraph-properties fo:margin-left="0.25cm" fo:margin-right="0cm" fo:margin-top="0cm" fo:margin-bottom="0cm" style:contextual-spacing="false" fo:text-indent="0cm" style:auto-text-indent="false"/>
    </style:style>
    <style:style style:name="P23" style:family="paragraph" style:parent-style-name="WW-Normale_20__28_Web_29_">
      <style:paragraph-properties fo:margin-left="0.25cm" fo:margin-right="0cm" fo:margin-top="0cm" fo:margin-bottom="0cm" style:contextual-spacing="false" fo:text-indent="0cm" style:auto-text-indent="false"/>
      <style:text-properties style:font-name="Arial" fo:font-size="11pt" style:font-size-asian="11pt" style:font-name-complex="Arial1" style:font-size-complex="11pt"/>
    </style:style>
    <style:style style:name="T1" style:family="text">
      <style:text-properties style:font-name="Arial" fo:font-size="10pt" fo:font-style="normal" fo:font-weight="bold" style:font-name-asian="Arial1" style:font-size-asian="10pt" style:font-style-asian="normal" style:font-weight-asian="bold" style:font-name-complex="Arial1" style:font-weight-complex="bold"/>
    </style:style>
    <style:style style:name="T2" style:family="text">
      <style:text-properties style:font-name="Arial" fo:font-size="10pt" fo:font-weight="bold" style:font-name-asian="Arial Unicode MS1" style:font-size-asian="10pt" style:font-weight-asian="bold" style:font-name-complex="Arial1"/>
    </style:style>
    <style:style style:name="T3" style:family="text">
      <style:text-properties style:font-name="Arial" fo:font-size="11pt" style:font-size-asian="11pt" style:font-name-complex="Arial1" style:font-size-complex="11pt"/>
    </style:style>
    <style:style style:name="T4" style:family="text">
      <style:text-properties style:font-name="Arial" fo:font-size="11pt" style:font-size-asian="11pt" style:font-name-complex="Arial1" style:font-size-complex="11pt" style:font-weight-complex="bold"/>
    </style:style>
    <style:style style:name="T5" style:family="text">
      <style:text-properties style:font-name="Arial" fo:font-size="11pt" officeooo:rsid="000eddb2" style:font-size-asian="11pt" style:font-name-complex="Arial1" style:font-size-complex="11pt"/>
    </style:style>
    <style:style style:name="T6" style:family="text">
      <style:text-properties style:font-name="Arial" fo:font-size="11pt" fo:font-style="normal" style:font-size-asian="11pt" style:font-style-asian="normal" style:font-name-complex="Arial1" style:font-size-complex="11pt" style:font-style-complex="normal"/>
    </style:style>
    <style:style style:name="T7" style:family="text">
      <style:text-properties style:font-name="Arial" fo:font-size="11pt" fo:font-style="normal" style:text-underline-style="solid" style:text-underline-width="auto" style:text-underline-color="font-color" style:font-size-asian="11pt" style:font-style-asian="normal" style:font-name-complex="Arial1" style:font-size-complex="11pt" style:font-style-complex="normal"/>
    </style:style>
    <style:style style:name="T8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T9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10" style:family="text">
      <style:text-properties style:font-name="Arial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weight-complex="bold"/>
    </style:style>
    <style:style style:name="T11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 style:font-weight-complex="bold"/>
    </style:style>
    <style:style style:name="T12" style:family="text">
      <style:text-properties style:font-name="Arial" fo:font-size="9pt" style:font-size-asian="9pt" style:font-name-complex="Arial1" style:font-size-complex="11pt"/>
    </style:style>
    <style:style style:name="T13" style:family="text">
      <style:text-properties style:font-name="Arial" style:font-name-complex="Arial1"/>
    </style:style>
    <style:style style:name="T14" style:family="text">
      <style:text-properties style:font-name="Arial" style:font-name-complex="Arial1" style:font-style-complex="italic"/>
    </style:style>
    <style:style style:name="T15" style:family="text">
      <style:text-properties fo:color="#000000" style:font-name="Arial" style:font-name-complex="Arial1"/>
    </style:style>
    <style:style style:name="T16" style:family="text">
      <style:text-properties fo:color="#000000" style:font-name="Arial" fo:font-weight="bold" style:font-weight-asian="bold" style:font-name-complex="Arial1"/>
    </style:style>
    <style:style style:name="T17" style:family="text">
      <style:text-properties fo:color="#00000a" style:font-name="Arial" fo:font-size="11pt" fo:font-weight="bold" style:font-size-asian="11pt" style:font-weight-asian="bold" style:font-name-complex="Arial1" style:font-size-complex="11pt"/>
    </style:style>
    <style:style style:name="T18" style:family="text">
      <style:text-properties fo:color="#00000a" style:font-name="Arial" fo:font-size="11pt" fo:font-weight="bold" officeooo:rsid="000eddb2" style:font-size-asian="11pt" style:font-weight-asian="bold" style:font-name-complex="Arial1" style:font-size-complex="11pt"/>
    </style:style>
    <style:style style:name="T19" style:family="text">
      <style:text-properties fo:color="#00000a" style:font-name="Arial" fo:font-size="10pt" fo:font-weight="bold" style:font-size-asian="10pt" style:font-weight-asian="bold" style:font-name-complex="Arial1"/>
    </style:style>
    <style:style style:name="T20" style:family="text">
      <style:text-properties fo:color="#00000a" style:font-name="Arial" fo:font-size="10pt" style:font-size-asian="10pt" style:font-name-complex="Arial1"/>
    </style:style>
    <style:style style:name="T21" style:family="text">
      <style:text-properties fo:color="#00000a" style:font-name="Arial" fo:font-size="9pt" style:font-size-asian="9pt" style:font-name-complex="Arial1"/>
    </style:style>
    <style:style style:name="T22" style:family="text">
      <style:text-properties fo:color="#00000a" style:font-name="Arial" fo:font-size="9pt" fo:font-style="normal" style:font-size-asian="9pt" style:font-style-asian="normal" style:font-name-complex="Arial1"/>
    </style:style>
    <style:style style:name="T23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24" style:family="text">
      <style:text-properties fo:color="#00000a" style:font-name="Arial" fo:font-size="9pt" fo:font-style="italic" style:font-size-asian="9pt" style:font-style-asian="italic" style:font-name-complex="Arial1" style:font-size-complex="9pt" style:font-style-complex="italic"/>
    </style:style>
    <style:style style:name="T25" style:family="text">
      <style:text-properties fo:color="#00000a" style:font-name="Arial" fo:font-size="9pt" fo:font-style="italic" fo:font-weight="bold" style:font-size-asian="9pt" style:font-style-asian="italic" style:font-weight-asian="bold" style:font-name-complex="Arial1" style:font-size-complex="9pt"/>
    </style:style>
    <style:style style:name="fr1" style:family="graphic" style:parent-style-name="Graphics">
      <style:graphic-properties fo:margin-left="0cm" fo:margin-right="0cm" fo:margin-top="0cm" fo:margin-bottom="0cm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<text:s/></text:span></text:p>
      <text:p text:style-name="P22"><text:span text:style-name="T5">Rapallo</text:span><text:span text:style-name="T3">, <text:s/>__________ </text:span></text:p>
      <text:p text:style-name="P22"><text:span text:style-name="T3">Prot. _________</text:span></text:p>
      <text:p text:style-name="P22"><text:span text:style-name="T3">Racc. AR</text:span></text:p>
      <text:p text:style-name="P10"><text:span text:style-name="T3">Prot. prat. 13259 del 15/03/2018</text:span></text:p>
      <text:p text:style-name="P23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"><text:span text:style-name="T6">Alla c.a.</text:span></text:p>
          </table:table-cell>
          <table:table-cell table:style-name="Tabella2.A1" office:value-type="string">
            <table:table table:name="Tabella1" table:style-name="Tabella1">
              <table:table-column table:style-name="Tabella1.A"/>
              <table:table-row table:style-name="Tabella1.1">
                <table:table-cell table:style-name="Tabella1.A1" office:value-type="string">
                  <text:p text:style-name="P2"><text:span text:style-name="T3"/></text:p>
                  <text:p text:style-name="P2"><text:span text:style-name="T3">VIA INDIPENDENZA 21</text:span></text:p>
                  <text:p text:style-name="P2"><text:bookmark text:name="__DdeLink__192_1628301876"/><text:span text:style-name="T3"> – MILANO ()</text:span></text:p>
                  <text:p text:style-name="P2"><text:span text:style-name="T7"/></text:p>
                </table:table-cell>
              </table:table-row>
            </table:table>
            <text:p text:style-name="P3"/>
          </table:table-cell>
        </table:table-row>
        <table:table-row table:style-name="Tabella2.1">
          <table:table-cell table:style-name="Tabella2.A1" office:value-type="string">
            <text:p text:style-name="P1"><text:span text:style-name="T3">c/o</text:span></text:p>
          </table:table-cell>
          <table:table-cell table:style-name="Tabella2.A1" office:value-type="string">
            <text:p text:style-name="P2"><text:span text:style-name="T3">Geom. MANCINI Enrico</text:span></text:p>
            <text:p text:style-name="P2"><text:span text:style-name="T3">CORSO ITALIA 9</text:span></text:p>
            <text:p text:style-name="P2"><text:span text:style-name="T3"> – RAPALLO ()</text:span></text:p>
            <text:p text:style-name="P2"><text:span text:style-name="T7"/></text:p>
          </table:table-cell>
        </table:table-row>
      </table:table>
      <text:p text:style-name="P11"/>
      <text:p text:style-name="P1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8"><text:span text:style-name="T8">OGGETTO:</text:span></text:p>
            <text:p text:style-name="P4"/>
          </table:table-cell>
          <table:table-cell table:style-name="Tabella3.B1" office:value-type="string">
            <text:p text:style-name="P8"><text:span text:style-name="T3">Segnalazione Certificata Agibilità S.C.A. n. </text:span><text:span text:style-name="T9">4018</text:span><text:span text:style-name="T3"> </text:span><text:span text:style-name="T12">(da citare nella risposta) </text:span><text:span text:style-name="T3">- Opere: AGIBILITA' - SEGNALAZIONE CERTIFICATA PER L'AGIBILITA' IN RIFERIMENTO ALLA CONCESSIONE EDILIZIA IN SANATORIA PROT. 27384 DEL 09/06/2007 C.E. 9545 in  –</text:span><text:span text:style-name="T4"> </text:span><text:span text:style-name="T10">Comunicazione di avvio del procedimento ISTANZA DI PERMESSO DI COSTRUIRE </text:span><text:span text:style-name="T11">- DPR 380/01 e smi – LR 16/08 <text:s/>e smi - L. 241/90 <text:s/>e smi –</text:span></text:p>
          </table:table-cell>
        </table:table-row>
      </table:table>
      <text:p text:style-name="P12"><text:span text:style-name="T15">Ai sensi degli articoli 4, 5, 7, 8 e 19 della Legge 07 agosto 1990 n. 241 e successive modificazioni, dell’art. 20 del DPR 380/01e smi e della Legge Regionale 16 giugno 2008 n. 16 e successive modificazioni, si comunica <text:s/>che è stato avviato il Procedimento amministrativo in relazione a quanto riportato in oggetto; si informa altresì di quanto segue:</text:span></text:p>
      <text:list xml:id="list2773281507767458245" text:style-name="WWNum1">
        <text:list-item>
          <text:p text:style-name="P16"><text:span text:style-name="T15">La pratica è stata acquisita agli atti del Comune di VEZZANO LIGURE con numero di Protocollo Generale 13259 e registrata presso lo Sportello Unico per l’Edilizia con numero di repertorio </text:span><text:span text:style-name="T16">4018</text:span><text:span text:style-name="T15">.</text:span></text:p>
        </text:list-item>
        <text:list-item>
          <text:p text:style-name="P16"><text:span text:style-name="T15">Il Procedimento sarà trattato, per quanto di competenza comunale, dallo Sportello Unico per l’Edilizia (PEC: </text:span><text:span text:style-name="T14">sportelloedilizia.comunevezzanoligure@pec.it</text:span><text:span text:style-name="T15">) dell’AREA PIANIFICAZIONE TERRITORIALE, URBANISTICA, EDILIZIA PRIVATA ai sensi delle normative sopra indicate</text:span><text:span text:style-name="T13">.</text:span></text:p>
        </text:list-item>
        <text:list-item>
          <text:p text:style-name="P16"><text:span text:style-name="T13">I</text:span><text:span text:style-name="T15">l Responsabile del Procedimento nominato ai sensi della L. 241</text:span><text:bookmark text:name="_GoBack"/><text:span text:style-name="T15">/90 e smi e DPR 380/01 e smi è: </text:span><text:span text:style-name="T16"/><text:span text:style-name="T15">– [telefono_responsabile_procedimento]</text:span></text:p>
        </text:list-item>
        <text:list-item>
          <text:p text:style-name="P16"><text:span text:style-name="T13">L’orario di ricevimento del pubblico è il seguente: VENERDI dalle 8:30 alle 13:00 – su appuntamento </text:span></text:p>
        </text:list-item>
      </text:list>
      <text:p text:style-name="P17"/>
      <text:p text:style-name="P13"><text:span text:style-name="T15">Distinti saluti.</text:span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9"/>
          </table:table-cell>
          <table:table-cell table:style-name="Tabella4.A1" office:value-type="string">
            <text:p text:style-name="P9"><text:span text:style-name="T13">Il Responsabile dell’Area Pianificazione Territoriale, Urbanistica, Edilizia Privata: </text:span></text:p>
            <text:p text:style-name="P9"><text:span text:style-name="T13">Arch. Roberto Bologna</text:span></text:p>
            <text:p text:style-name="P5"/>
            <text:p text:style-name="P6"/>
          </table:table-cell>
        </table:table-row>
        <table:table-row table:style-name="Tabella4.1">
          <table:table-cell table:style-name="Tabella4.A1" table:number-columns-spanned="2" office:value-type="string">
            <text:h text:style-name="P15" text:outline-level="9"><text:span text:style-name="T17">COMUNE DI </text:span><text:span text:style-name="T18">RAPALLO </text:span><text:span text:style-name="T19"><text:s/></text:span><text:span text:style-name="T20">– </text:span><text:span text:style-name="T21">via <text:s/>Goito n° 2 <text:s/>– </text:span><text:span text:style-name="T22">tel. 0187 993104-110-106-132-109</text:span></text:h>
            <text:p text:style-name="P20"><text:span text:style-name="T2">Area Pianificazione Territoriale Urbanistica Edilizia Privata</text:span></text:p>
            <text:p text:style-name="P20"><text:span text:style-name="T2">www.comune.vezzanoligure.sp.it</text:span></text:p>
            <text:h text:style-name="P14" text:outline-level="3"><text:a xlink:type="simple" xlink:href="mailto:PEC:"><text:span text:style-name="Internet_20_link"><text:span text:style-name="T24">PEC:</text:span></text:span></text:a><text:span text:style-name="T24"> protocollo.comunevezzanoligure@pec.it <text:s text:c="7"/>sportelloedilizia.comunevezzanoligure@pec.it</text:span><text:span text:style-name="T25"> </text:span></text:h>
            <text:h text:style-name="P14" text:outline-level="3"><text:span text:style-name="T23">Orario ricevimento: VENERDI’ <text:s text:c="2"/>dalle ore 8,30 <text:s/>alle ore 13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it" style:country-asian="IT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WW-Normale_20__28_Web_29_" style:display-name="WW-Normale (Web)" style:family="paragraph" style:parent-style-name="Standard" style:default-outline-level="">
      <style:paragraph-properties fo:margin-top="0.176cm" fo:margin-bottom="0.176cm" style:contextual-spacing="false" fo:hyphenation-ladder-count="no-limit"/>
      <style:text-properties fo:color="#000000"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 style:font-size-complex="10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name-complex="F" style:font-family-generic-complex="system" style:font-pitch-complex="variable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3" style:family="paragraph" style:parent-style-name="Header">
      <style:paragraph-properties fo:text-align="center" style:justify-single-word="false"/>
      <style:text-properties style:font-name="Liberation Sans" fo:font-size="20pt" officeooo:rsid="000eddb2" officeooo:paragraph-rsid="000eddb2" style:font-size-asian="20pt" style:font-size-complex="20pt"/>
    </style:style>
    <style:style style:name="Mfr1" style:family="graphic" style:parent-style-name="Graphics">
      <style:graphic-properties fo:margin-left="0cm" fo:margin-right="0cm" fo:margin-top="0cm" fo:margin-bottom="0cm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magine2" text:anchor-type="as-char" svg:width="17cm" svg:height="2.732cm" draw:z-index="0"><draw:image xlink:href="Pictures/10000000000002C800000069703DC77A.png" xlink:type="simple" xlink:show="embed" xlink:actuate="onLoad"/><svg:desc>carta intestata</svg:desc></draw:frame></text:p>
        <text:p text:style-name="MP2"/>
      </style:header>
      <style:header-first>
        <text:p text:style-name="MP3">Comune di Rapallo</text:p>
        <text:p text:style-name="MP3"/>
        <text:p text:style-name="MP2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6:53:00</meta:creation-date>
    <meta:initial-creator>Marco Carbone</meta:initial-creator>
    <dc:language>it-IT</dc:language>
    <meta:print-date>2010-04-08T12:35:00</meta:print-date>
    <dc:date>2018-06-19T17:13:21.588074139</dc:date>
    <meta:editing-cycles>11</meta:editing-cycles>
    <dc:title>SETTORE TERRITORIO</dc:title>
    <meta:editing-duration>PT1M49S</meta:editing-duration>
    <meta:generator>LibreOffice/4.2.8.2$Linux_X86_64 LibreOffice_project/420m0$Build-2</meta:generator>
    <meta:document-statistic meta:table-count="4" meta:image-count="1" meta:object-count="0" meta:page-count="1" meta:paragraph-count="32" meta:word-count="266" meta:character-count="2155" meta:non-whitespace-character-count="1893"/>
    <meta:template xlink:type="simple" xlink:actuate="onRequest" xlink:title="Autorizzazione Paesaggistica richiesta docum. mancante.dotx" xlink:href=""/>
    <meta:user-defined meta:name="Producer">OpenTBS 1.9.4</meta:user-defined>
  </office:meta>
</office:document-meta>
</file>